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Purisa" svg:font-family="Puris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Purisa1" svg:font-family="Purisa" style:font-family-generic="system" style:font-pitch="variable"/>
  </office:font-face-decls>
  <office:automatic-styles>
    <style:style style:name="P1" style:family="paragraph" style:parent-style-name="Standard">
      <style:text-properties style:font-name="Purisa" fo:font-weight="bold" style:font-name-asian="Purisa1" style:font-weight-asian="bold" style:font-name-complex="Purisa1"/>
    </style:style>
    <style:style style:name="P2" style:family="paragraph" style:parent-style-name="Standard">
      <style:text-properties style:font-name="Liberation Serif" fo:font-weight="normal" style:font-name-asian="Liberation Serif1" style:font-weight-asian="normal" style:font-name-complex="Liberation Serif1"/>
    </style:style>
    <style:style style:name="P3" style:family="paragraph" style:parent-style-name="Standard">
      <style:text-properties style:font-name="Liberation Serif" fo:font-weight="bold" style:font-name-asian="Liberation Serif1" style:font-weight-asian="bold" style:font-name-complex="Liberation Serif1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style:font-name="Purisa" fo:font-size="17pt" fo:font-weight="bold" style:font-name-asian="Purisa1" style:font-size-asian="17pt" style:font-weight-asian="bold" style:font-name-complex="Purisa1" style:font-size-complex="17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Liberation Serif" fo:font-weight="bold" style:font-name-asian="Liberation Serif1" style:font-weight-asian="bold" style:font-name-complex="Liberation Serif1"/>
    </style:style>
    <style:style style:name="T4" style:family="text">
      <style:text-properties style:font-name="Liberation Serif" fo:font-weight="normal" style:font-name-asian="Liberation Serif1" style:font-weight-asian="normal" style:font-name-complex="Liberation Serif1"/>
    </style:style>
    <style:style style:name="T5" style:family="text">
      <style:text-properties fo:font-weight="normal" style:font-weight-asian="normal"/>
    </style:style>
    <style:style style:name="T6" style:family="text">
      <style:text-properties fo:font-style="italic" fo:font-weight="normal" style:font-style-asian="italic" style:font-weight-asian="normal"/>
    </style:style>
    <style:style style:name="T7" style:family="text">
      <style:text-properties fo:color="#000080"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arallel LFSR Notes</text:span></text:p>
      <text:p text:style-name="P1"/>
      <text:p text:style-name="Standard"><text:span text:style-name="T2">What tf is it?</text:span></text:p>
      <text:p text:style-name="Standard"><text:span text:style-name="T5"><text:tab/>- Shift Register where input bit is a linear function of previous states</text:span></text:p>
      <text:p text:style-name="Standard"><text:span text:style-name="T5"><text:tab/>- Parallel LFSRs can shift multiple bits in a single clock cycle</text:span></text:p>
      <text:p text:style-name="Standard"><text:span text:style-name="T5"><text:tab/>- Increases speed </text:span><text:span text:style-name="T2">and </text:span><text:span text:style-name="T5">complexity</text:span></text:p>
      <text:p text:style-name="P2"/>
      <text:p text:style-name="Standard"><text:span text:style-name="T2">Making them high SPEED</text:span></text:p>
      <text:p text:style-name="Standard"><text:span text:style-name="T5"><text:tab/>- Pipelining</text:span></text:p>
      <text:p text:style-name="Standard"><text:span text:style-name="T5"><text:tab/><text:tab/>- Break logic into stages separated by registers</text:span></text:p>
      <text:p text:style-name="Standard"><text:span text:style-name="T5"><text:tab/><text:tab/>- Reduces critical path delay</text:span></text:p>
      <text:p text:style-name="Standard"><text:span text:style-name="T5"><text:tab/><text:tab/><text:tab/>- Higher clock frequency</text:span></text:p>
      <text:p text:style-name="Standard"><text:span text:style-name="T5"><text:tab/><text:tab/>- Split 8 bit stage into 2 x 4 bit stages</text:span></text:p>
      <text:p text:style-name="Standard"><text:span text:style-name="T5"><text:tab/>- Optimize Logic Design</text:span></text:p>
      <text:p text:style-name="Standard"><text:span text:style-name="T5"><text:tab/><text:tab/>- Boolean Minimization</text:span></text:p>
      <text:p text:style-name="Standard"><text:span text:style-name="T5"><text:tab/><text:tab/>- Karnaugh Maps</text:span></text:p>
      <text:p text:style-name="Standard"><text:span text:style-name="T5"><text:tab/><text:tab/>- For large parallel widths use look-ahead techniques</text:span></text:p>
      <text:p text:style-name="Standard"><text:span text:style-name="T5"><text:tab/>- Technology Scaling</text:span></text:p>
      <text:p text:style-name="Standard"><text:span text:style-name="T5"><text:tab/><text:tab/>- Lower transistor size to increase speed and lower gate delays</text:span></text:p>
      <text:p text:style-name="Standard"><text:span text:style-name="T5"><text:tab/>- Clock Distribution</text:span></text:p>
      <text:p text:style-name="Standard"><text:span text:style-name="T5"><text:tab/><text:tab/>- Balanced clock tree</text:span></text:p>
      <text:p text:style-name="Standard"><text:span text:style-name="T5"><text:tab/><text:tab/>- Ensure all registers update simultaneously</text:span></text:p>
      <text:p text:style-name="P2"/>
      <text:p text:style-name="Standard"><text:span text:style-name="T2">Making them low power</text:span></text:p>
      <text:p text:style-name="Standard"><text:span text:style-name="T5"><text:tab/>- Clock Gating</text:span></text:p>
      <text:p text:style-name="Standard"><text:soft-page-break/><text:span text:style-name="T5"><text:tab/><text:tab/>- Disable clock signals to unused portions of the LFSR when not all outputs are needed</text:span></text:p>
      <text:p text:style-name="Standard"><text:span text:style-name="T5"><text:tab/>- Dynamic Voltage &amp; Frequency Scaling (DVFS)</text:span></text:p>
      <text:p text:style-name="Standard"><text:span text:style-name="T5"><text:tab/><text:tab/>- Adjust supply voltage and clock frequency based on throughput demand</text:span></text:p>
      <text:p text:style-name="Standard"><text:span text:style-name="T5"><text:tab/><text:tab/>- At low speeds, reducing Vdd quadratically cuts dynamic power</text:span></text:p>
      <text:p text:style-name="Standard"><text:span text:style-name="T5"><text:tab/><text:tab/><text:tab/>- P = CV^2f</text:span></text:p>
      <text:p text:style-name="Standard"><text:span text:style-name="T5"><text:tab/>- Minimize Switching Activity</text:span></text:p>
      <text:p text:style-name="Standard"><text:span text:style-name="T5"><text:tab/><text:tab/>- Choose a polynomial with fewer taps</text:span></text:p>
      <text:p text:style-name="Standard"><text:span text:style-name="T5"><text:tab/><text:tab/><text:tab/>- Reduces XOR operations, lowering power</text:span></text:p>
      <text:p text:style-name="Standard"><text:span text:style-name="T5"><text:tab/><text:tab/>- Optimize initial seed to avoid high-toggle patterns</text:span></text:p>
      <text:p text:style-name="Standard"><text:span text:style-name="T5"><text:tab/>- Subthreshold Design</text:span></text:p>
      <text:p text:style-name="Standard"><text:span text:style-name="T5"><text:tab/><text:tab/>- For ultra low power designs, operate transistors in the subthreshold region</text:span></text:p>
      <text:p text:style-name="Standard"><text:span text:style-name="T5"><text:tab/><text:tab/><text:tab/>- Sacrifices speed but can save more power</text:span></text:p>
      <text:p text:style-name="P2"/>
      <text:p text:style-name="Standard"><text:span text:style-name="T2">Making them reconfigurable</text:span></text:p>
      <text:p text:style-name="Standard"><text:span text:style-name="T5"><text:tab/>- Programmable Feedback Polynomial</text:span></text:p>
      <text:p text:style-name="Standard"><text:span text:style-name="T5"><text:tab/><text:tab/>- Use MUXes or programmable logic (LUTs in an FPGA)</text:span></text:p>
      <text:p text:style-name="Standard"><text:span text:style-name="T5"><text:tab/>- Variable Parallel Width</text:span></text:p>
      <text:p text:style-name="Standard"><text:span text:style-name="T5"><text:tab/><text:tab/>- Design with modular blocks that can be enabled/disabled</text:span></text:p>
      <text:p text:style-name="Standard"><text:span text:style-name="T5"><text:tab/><text:tab/>- Configuration register can switch between modes for 4 bit, 8 bit, 16 bit, etc</text:span></text:p>
      <text:p text:style-name="Standard"><text:span text:style-name="T5"><text:tab/>- Control Logic</text:span></text:p>
      <text:p text:style-name="Standard"><text:span text:style-name="T5"><text:tab/><text:tab/>- Add a small FSM (Finite State Machine) to adjust parameters on the fly</text:span></text:p>
      <text:p text:style-name="Standard"><text:span text:style-name="T5"><text:tab/><text:tab/>- Switching polynomials or parallel widths based on input signals or software commands</text:span></text:p>
      <text:p text:style-name="P2"/>
      <text:p text:style-name="Standard"><text:span text:style-name="T2">Tips and Trade-Offs</text:span></text:p>
      <text:p text:style-name="Standard"><text:span text:style-name="T5"><text:tab/>- Speed vs Power</text:span></text:p>
      <text:p text:style-name="Standard"><text:span text:style-name="T5"><text:tab/><text:tab/>- Pipelining increases speed but adds registers, increasing area and static power</text:span></text:p>
      <text:p text:style-name="Standard"><text:soft-page-break/><text:span text:style-name="T5"><text:tab/><text:tab/><text:tab/>- Solution: Only pipeline critical paths</text:span></text:p>
      <text:p text:style-name="Standard"><text:span text:style-name="T5"><text:tab/>- Reconfigurability and Complexity</text:span></text:p>
      <text:p text:style-name="Standard"><text:span text:style-name="T5"><text:tab/><text:tab/>- More flexibility increases area and sometimes delay due to MUX overhead.</text:span></text:p>
      <text:p text:style-name="Standard"><text:span text:style-name="T5"><text:tab/><text:tab/><text:tab/>- Keep reconfiguration minimal if aiming for performance</text:span></text:p>
      <text:p text:style-name="Standard"><text:span text:style-name="T5"><text:tab/>- Testing </text:span><text:span text:style-name="T6">(NOT REQUIRED FOR PROJECT)</text:span></text:p>
      <text:p text:style-name="Standard"><text:span text:style-name="T5"><text:tab/><text:tab/>- Simulate with Verilog/VHDL</text:span></text:p>
      <text:p text:style-name="Standard"><text:span text:style-name="T5"><text:tab/><text:tab/><text:tab/>- To verify timing - Synopsis Design Compiler</text:span></text:p>
      <text:p text:style-name="Standard"><text:span text:style-name="T5"><text:tab/><text:tab/><text:tab/>- To verify power – PowerArtist</text:span></text:p>
      <text:p text:style-name="Standard"><text:span text:style-name="T5"><text:tab/><text:tab/>- Prototype well with the Xilinx Zynq FPGA</text:span></text:p>
      <text:p text:style-name="P2"/>
      <text:p text:style-name="Standard"><text:span text:style-name="T2">Applications</text:span></text:p>
      <text:p text:style-name="Standard"><text:span text:style-name="T5">-</text:span></text:p>
      <text:p text:style-name="P2"/>
      <text:p text:style-name="P3"/>
      <text:p text:style-name="Standard"><text:a xlink:type="simple" xlink:href="https://ieeexplore.ieee.org/document/8908063" text:style-name="ListLabel_20_1" text:visited-style-name="ListLabel_20_1"><text:span text:style-name="T7">LFSR Performance</text:span></text:a></text:p>
      <text:p text:style-name="Standard">Section 1 - Introduction</text:p>
      <text:p text:style-name="Standard"><text:span text:style-name="T5"><text:tab/>- Built In Self Test (BIST)</text:span></text:p>
      <text:p text:style-name="Standard"><text:span text:style-name="T5"><text:tab/><text:tab/>- Adding a little overhead to the circuit for the purpose of testing</text:span></text:p>
      <text:p text:style-name="Standard"><text:span text:style-name="T5"><text:tab/><text:tab/>- Removes the use of complex external testing components</text:span></text:p>
      <text:p text:style-name="Standard"><text:span text:style-name="T5"><text:tab/><text:tab/>- Used to produce irregular patterns for testing a VLSI circuit</text:span></text:p>
      <text:p text:style-name="P4"><text:span text:style-name="T5">- Static Power Dissipation</text:span></text:p>
      <text:p text:style-name="Standard"><text:span text:style-name="T5"><text:tab/><text:tab/>-</text:span> Product of leakage current and source voltage</text:p>
      <text:p text:style-name="Standard"><text:tab/><text:tab/><text:tab/>- P(static) = V(dd) * I(leakage)</text:p>
      <text:p text:style-name="P4">- Short CIrcuit Power Dissipation</text:p>
      <text:p text:style-name="Standard"><text:tab/><text:tab/>- Occurs during switching when current flows from power supply to ground</text:p>
      <text:p text:style-name="Standard"><text:tab/><text:tab/><text:tab/>- P(short) = V(dd) * I(short)</text:p>
      <text:p text:style-name="P4"><text:soft-page-break/>- Dynamic Power Dissipation</text:p>
      <text:p text:style-name="Standard"><text:tab/><text:tab/>- 90% of overall power consumption and is due to switching activities</text:p>
      <text:p text:style-name="Standard"><text:tab/><text:tab/><text:tab/>P(dynamic) = β * C * V(dd) * 2 * F</text:p>
      <text:p text:style-name="Standard"><text:tab/><text:tab/>β = Exchanging action per node</text:p>
      <text:p text:style-name="Standard"><text:tab/><text:tab/>C = Switched capacitance</text:p>
      <text:p text:style-name="Standard"><text:tab/><text:tab/>F = Switches per second</text:p>
      <text:p text:style-name="Standard"><text:tab/><text:tab/>V(dd) = Supply voltage</text:p>
      <text:p text:style-name="Standard"/>
      <text:p text:style-name="Standard">Section 2 - Linear Feedback Shift Register</text:p>
      <text:p text:style-name="Standard"><text:tab/>- yea</text:p>
      <text:p text:style-name="Standard"/>
      <text:p text:style-name="Standard">Section 3 - Bit Swapping LFSR</text:p>
      <text:p text:style-name="Standard"><text:tab/>- If nth bit is 0 then bits swap</text:p>
      <text:p text:style-name="Standard"><text:tab/><text:tab/>- If odd bit is 0 then all remaining bits swap</text:p>
      <text:p text:style-name="Standard"><text:tab/><text:tab/>- If even bit is 0 then only next bit swaps</text:p>
      <text:p text:style-name="Standard"><text:tab/>- If nth bit is 1 then bits don’t swap</text:p>
      <text:p text:style-name="Standard"/>
      <text:p text:style-name="Standard">Section 4 - Arithmetic Weight Random Test Pattern Generator</text:p>
      <text:p text:style-name="Standard"/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Purisa" svg:font-family="Puris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Purisa1" svg:font-family="Puris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80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5" meta:word-count="573" meta:character-count="3368" meta:non-whitespace-character-count="2751"/>
    <meta:generator>LibreOfficeDev/6.0.5.2$Linux_X86_64 LibreOffice_project/</meta:generator>
  </office:meta>
</office:document-meta>
</file>